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575ca" officeooo:paragraph-rsid="000575ca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76bac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able_20_Contents">
      <style:text-properties officeooo:rsid="000575ca" officeooo:paragraph-rsid="000944cd"/>
    </style:style>
    <style:style style:name="P7" style:family="paragraph" style:parent-style-name="Azione_20_sistema" style:list-style-name="Numerazione_20_UC"/>
    <style:style style:name="P8" style:family="paragraph" style:parent-style-name="Azione_20_sistema">
      <style:text-properties fo:font-weight="normal" officeooo:rsid="000575ca" officeooo:paragraph-rsid="000575ca" style:font-weight-asian="normal" style:font-weight-complex="normal"/>
    </style:style>
    <style:style style:name="P9" style:family="paragraph" style:parent-style-name="Azione_20_sistema">
      <style:text-properties officeooo:paragraph-rsid="000575ca"/>
    </style:style>
    <style:style style:name="P10" style:family="paragraph" style:parent-style-name="Azione_20_sistema">
      <style:paragraph-properties fo:margin-left="0cm" fo:margin-right="0cm" fo:text-indent="0cm" style:auto-text-indent="false"/>
      <style:text-properties fo:font-weight="normal" officeooo:rsid="000575ca" officeooo:paragraph-rsid="000575ca" style:font-weight-asian="normal" style:font-weight-complex="normal"/>
    </style:style>
    <style:style style:name="P11" style:family="paragraph" style:parent-style-name="Azione_20_sistema">
      <style:paragraph-properties fo:margin-left="0cm" fo:margin-right="0cm" fo:text-indent="0cm" style:auto-text-indent="false"/>
      <style:text-properties officeooo:paragraph-rsid="000575ca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officeooo:rsid="000575ca" officeooo:paragraph-rsid="000575ca"/>
    </style:style>
    <style:style style:name="P13" style:family="paragraph" style:parent-style-name="Azione_20_sistema">
      <style:paragraph-properties fo:margin-left="2.487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75ca"/>
    </style:style>
    <style:style style:name="T4" style:family="text">
      <style:text-properties officeooo:rsid="00094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<text:span text:style-name="T3">Spostamento</text:span>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3">Delegato 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<text:span text:style-name="T3">come Delegato Rettore</text:span>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90221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7"/>
              </text:list-item>
              <text:list-item>
                <text:p text:style-name="Azione_20_attore">L'utente ricerca un argomento (include <text:span text:style-name="T1">Ricerca argomenti forum</text:span><text:span text:style-name="T2">)</text:span></text:p>
                <text:p text:style-name="P8">3.Il sistema mostra la lista degli argomenti ricercati</text:p>
                <text:p text:style-name="P10">4.L'utente seleziona un argomento</text:p>
                <text:p text:style-name="P11"><text:span text:style-name="T3">5.</text:span>L'utente <text:span text:style-name="T3">seleziona la funzionalità di spostamento dell</text:span>'argomento</text:p>
                <text:p text:style-name="P13"/>
                <text:p text:style-name="P9"><text:span text:style-name="T3">6.</text:span>Il sistema <text:span text:style-name="T3">mostra le varie aree dove è possibile spostare l'argomento</text:span></text:p>
                <text:p text:style-name="P12">7.L'utente seleziona un area dove spostare l'argomento</text:p>
                <text:p text:style-name="Azione_20_sistema"/>
                <text:p text:style-name="Azione_20_sistema"><text:span text:style-name="T3">8.</text:span>Il sistema <text:span text:style-name="T3">memorizza l'argomento nell'area scelta dall'utente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un messaggio di successo dell'operazione 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4">Il sistema dovrà memorizzare lo spostamento in meno di 6 secondi</text:span></text:p>
          </table:table-cell>
        </table:table-row>
      </table:table>
      <text:p text:style-name="P5"/>
      <text:p text:style-name="P3"><text:span text:style-name="T3">Spostamento</text:span> di un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7:29.65</meta:creation-date>
    <meta:editing-duration>PT3S</meta:editing-duration>
    <meta:editing-cycles>8</meta:editing-cycles>
    <meta:generator>LibreOffice/3.6$Windows_x86 LibreOffice_project/da8c1e6-fd468f4-454e206-f42a4a9-143cfd</meta:generator>
    <dc:date>2012-10-22T21:36:00.84</dc:date>
    <meta:document-statistic meta:table-count="1" meta:image-count="0" meta:object-count="0" meta:page-count="1" meta:paragraph-count="24" meta:word-count="146" meta:character-count="1018" meta:non-whitespace-character-count="896"/>
  </office:meta>
</office:document-meta>
</file>